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Garamond" officeooo:rsid="001366d5" officeooo:paragraph-rsid="001366d5"/>
    </style:style>
    <style:style style:name="P2" style:family="paragraph" style:parent-style-name="Standard">
      <style:text-properties style:font-name="Garamond" officeooo:rsid="001366d5" officeooo:paragraph-rsid="0016b68d"/>
    </style:style>
    <style:style style:name="P3" style:family="paragraph" style:parent-style-name="Standard">
      <style:text-properties style:font-name="Garamond" officeooo:rsid="001366d5" officeooo:paragraph-rsid="0018c2c9"/>
    </style:style>
    <style:style style:name="P4" style:family="paragraph" style:parent-style-name="Standard">
      <style:text-properties style:font-name="Garamond" officeooo:rsid="0016b68d" officeooo:paragraph-rsid="001366d5"/>
    </style:style>
    <style:style style:name="P5" style:family="paragraph" style:parent-style-name="Standard">
      <style:text-properties style:font-name="Garamond" fo:font-weight="bold" officeooo:rsid="001366d5" officeooo:paragraph-rsid="001366d5" style:font-weight-asian="bold" style:font-weight-complex="bold"/>
    </style:style>
    <style:style style:name="P6" style:family="paragraph" style:parent-style-name="Standard">
      <style:text-properties style:font-name="Garamond" fo:font-weight="bold" officeooo:rsid="001366d5" officeooo:paragraph-rsid="0018c2c9" style:font-weight-asian="bold" style:font-weight-complex="bold"/>
    </style:style>
    <style:style style:name="P7" style:family="paragraph" style:parent-style-name="Standard">
      <style:paragraph-properties fo:text-align="center" style:justify-single-word="false"/>
      <style:text-properties style:font-name="Garamond" fo:font-weight="bold" officeooo:rsid="001366d5" officeooo:paragraph-rsid="001366d5" style:font-weight-asian="bold" style:font-weight-complex="bold"/>
    </style:style>
    <style:style style:name="P8" style:family="paragraph" style:parent-style-name="Standard">
      <style:text-properties style:font-name="Garamond" officeooo:rsid="001366d5" officeooo:paragraph-rsid="001366d5"/>
    </style:style>
    <style:style style:name="T1" style:family="text">
      <style:text-properties officeooo:rsid="0016b68d"/>
    </style:style>
    <style:style style:name="T2" style:family="text">
      <style:text-properties officeooo:rsid="0016c2f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PROJECT DESCRIPTION</text:p>
      <text:p text:style-name="P5"/>
      <text:p text:style-name="P5">Change Mode Plus P<text:span text:style-name="T1">rocessing/P</text:span>oetry</text:p>
      <text:p text:style-name="P5">Kenneth Sherwood</text:p>
      <text:p text:style-name="P5">sherwood@iup.edu </text:p>
      <text:p text:style-name="P1"/>
      <text:p text:style-name="P1">A pedagogical exploration and outreach project to develop workshops and code snippets promoting the incorporation of exploratory programming into <text:s/>HS and College English classes. </text:p>
      <text:p text:style-name="P1"/>
      <text:p text:style-name="P5">Overview</text:p>
      <text:p text:style-name="P1">Change Mode Plus P<text:span text:style-name="T1">rocessing/Poetry</text:span> (or chmod+P) recognizes the extraordinary <text:span text:style-name="T1">code-literacy </text:span>achievements of Processing within <text:span text:style-name="T1">the </text:span>Fine Arts <text:span text:style-name="T1">education community</text:span> and seeks to contribute t<text:span text:style-name="T1">owards </text:span>a parallel <text:span text:style-name="T1">opening</text:span> for pedagogy within high school and college English classrooms. </text:p>
      <text:p text:style-name="P1"/>
      <text:p text:style-name="P1">The main work of chmod+P will be the development of pedagogical workshops and a pool of code-snippets. Workshops will be accessible for teachers with minimal programming background <text:s/>and aligned with learning goals of English curricula in American HS and university classes. As a complement to the existing introductory and intermediate resources in <text:s/>book, tutorial, and video formats (McCarthy, Reas, Fry, Shiffman), the workshops will allow teachers to implement exploratory lesson plans that enrich the teaching of reading and writing by enabling students to manipulate, analyze, visualize, and compose <text:span text:style-name="T1">texts </text:span>through the modification of code in the P5.js environment. <text:s text:c="3"/></text:p>
      <text:p text:style-name="P1"/>
      <text:p text:style-name="P1">Chmod+P will provide a pool of adaptable Processing sketches designed to suit students who are learning close-reading, creative writing, literary theory, etc. The ske<text:span text:style-name="T1">tches</text:span> w<text:span text:style-name="T1">ill</text:span> be openly available in a dynamic enviroment akin to Parrish's website (creative-coding.decontextualize.com) or OpenProcessing. Both the workshops and associated code snippets will be designed <text:span text:style-name="T1">to respect</text:span> Processing's sketching <text:span text:style-name="T1">ethos </text:span>and Montfort's "exploratory programming." Processing is ripe for sketching, probing, and playful inquiry in the English classroom; the development of P5.js should allow for platform-independent (including the ubiquitious Chromebook) classroom work in high schools. </text:p>
      <text:p text:style-name="P1"/>
      <text:p text:style-name="P5">Sketches</text:p>
      <text:p text:style-name="P1">A suggestive but provisional list of sketches for reading and writing would draw heavily on RiTa.js, and also use the p5.sound, p5.speech, and p5.gibber libraries; it might include:</text:p>
      <text:p text:style-name="P1"/>
      <text:p text:style-name="P1">1. Concordance </text:p>
      <text:p text:style-name="P1">2. Parts of <text:span text:style-name="T1">s</text:span>peech filter</text:p>
      <text:p text:style-name="P1">3. Haiku generator</text:p>
      <text:p text:style-name="P1">4. Markov text generator</text:p>
      <text:p text:style-name="P1">5. Twitter <text:span text:style-name="T1">b</text:span>ot</text:p>
      <text:p text:style-name="P1">6. Speech <text:span text:style-name="T1">a</text:span>udio visualizer</text:p>
      <text:p text:style-name="P1">7. Speech to text composer</text:p>
      <text:p text:style-name="P1">8. Algorithmic audio remixer</text:p>
      <text:p text:style-name="P1"/>
      <text:p text:style-name="P1"/>
      <text:p text:style-name="P5">Poetry</text:p>
      <text:p text:style-name="P1">The proposal focuses on poetry to bring English pedagogy and creative coding together <text:span text:style-name="T1">for </text:span>reasons both formal and discplinary. The attention to poetic form in literature classrooms meshes well with th<text:span text:style-name="T1">e analytical and generative exploration</text:span> students can produce by modifying Processing sketches. <text:s/>In terms of the discipline, while English studies as a whole remains divided between criticism and creative work, poetry has emerged as one site where that divide is traversable, as reflected in work like Kenneth Goldsmith's <text:soft-page-break/>Uncreative Writing, Bernstein and Mayer's Creative Wreading, and Samuels and McGann's Deformation and Interpretation. <text:s text:c="2"/>We see this traversal taking place in poetry's multimodal contexts where readers attend to performance, audio recording, and the materiality of print texts. Students rarely write novels or perform plays in English class; yet, it is common to find reading-aloud, adapation, parody, collaborative writing, translation, performance, remix, making of audio podcasts, etc. in the teaching of poetry. <text:s/>In the workshops and sketches, I will also draw upon open archives such as Pennsound and Internet Archive, informed by the discourses of oral poetry studies (Oral Tradition and the Internet, Foley), distant listening (Clement and McLaughlin), media specific analysis (Hayles), visual design (Drucker), and multimodal composition (Bowen and Whithaus).</text:p>
      <text:p text:style-name="P1"/>
      <text:p text:style-name="P2"><text:span text:style-name="T1">In short</text:span>, <text:span text:style-name="T1">the position of poetry within </text:span>English studies <text:span text:style-name="T1">primes the classroom </text:span>for exploratory approaches to reading, writing, remixing and manip<text:span text:style-name="T1">u</text:span>lating language <text:span text:style-name="T1">with Processing</text:span>. </text:p>
      <text:p text:style-name="P1"/>
      <text:p text:style-name="P5">Qualification</text:p>
      <text:p text:style-name="P2">Being situated in a mid-tier, under-funded state institution provides an important context for thinking about how to build useful outreach resources. How does the HS or college English teacher at an institution with minimal techincal support, no allied Computer Science program, Digital Media program etc. enable access to this kind of work for their students? <text:s/></text:p>
      <text:p text:style-name="P2"/>
      <text:p text:style-name="P2">I bring college-level teaching and curriculum experience (poetry, criticism, creative writing, digital composition, electronic literature, and digital humanities pedagogy); formal training in literary criticism and poetics (MA; PhD, SUNY Buffalo); and familiarlity with outreach and project development (Reading Rebooted; Open Source Toolkit). <text:span text:style-name="T1">Recently, I have also been presented work on project-based activities in teaching digital audio poetry, as well as incorporating the creation of born-digital literature in the English class, so the pedagogy of creative coding in English is a natural extension.</text:span></text:p>
      <text:p text:style-name="P2"/>
      <text:p text:style-name="P2"><text:span text:style-name="T1">My modest coding skills are largely self-learned</text:span>, <text:span text:style-name="T1">but I </text:span>have facilitated student learning with Flash, HTML, Twine, and Inform7; I regularly teach CSS and HTML in the context of Humanities classes. <text:s/>As a creative writer, I have explored these tools as well as PHP, and have shown works at Maryland's MITH and the Electronic Literature Organization conference. <text:s/>I have become increasingly enamored of Processing as a language and environment suitable to my teaching work, so guidance in this area and the opportunity grow my skills are equally welcome.</text:p>
      <text:p text:style-name="P4"/>
      <text:p text:style-name="P1"/>
      <text:p text:style-name="P5">Outcomes</text:p>
      <text:p text:style-name="P1">The CHMOD + Poetry will enable the production and sharing of a half-dozen or more exploratory p5.js sketches accessible for English teachers and students; companion workshops for classroom use that will enable English teachers to integrate into the curriculum or provide to students for independent work; documentation of teaching goals and a bibliography to assist teachers in adapting lesson plans. <text:s/><text:span text:style-name="T1">In a subsequent phase, it would be appropriate to follow the implementation in several classrooms, assessing the student experience, although this probably exceeds the scope of the current project. </text:span></text:p>
      <text:p text:style-name="P1"/>
      <text:p text:style-name="P1"/>
      <text:p text:style-name="P5">Processing</text:p>
      <text:p text:style-name="P1">Processing and P5.js are still generally lauded for graphics and visualization potential. This project should open the door to a broader range of interdisplinary collaborations, particularly with text-based artists, teachers, and scholars. </text:p>
      <text:p text:style-name="P1"/>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Garamond" svg:font-family="Garamon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nneth Sherwood</meta:initial-creator>
    <meta:creation-date>2016-12-19T23:39:06.974353606</meta:creation-date>
    <dc:date>2016-12-20T00:57:44.128209202</dc:date>
    <dc:creator>Kenneth Sherwood</dc:creator>
    <meta:editing-duration>PT17M22S</meta:editing-duration>
    <meta:editing-cycles>7</meta:editing-cycles>
    <meta:generator>LibreOffice/4.4.3.2$Linux_X86_64 LibreOffice_project/40m0$Build-2</meta:generator>
    <meta:printed-by>Kenneth Sherwood</meta:printed-by>
    <meta:print-date>2016-12-19T23:44:37.708466857</meta:print-date>
    <meta:document-statistic meta:table-count="0" meta:image-count="0" meta:object-count="0" meta:page-count="2" meta:paragraph-count="31" meta:word-count="888" meta:character-count="6217" meta:non-whitespace-character-count="5334"/>
  </office:meta>
</office:document-meta>
</file>